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12pt" fo:font-weight="bold" officeooo:rsid="00c010d4" officeooo:paragraph-rsid="00c010d4" style:font-name-asian="Noto Sans CJK KR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12pt" fo:font-weight="bold" officeooo:paragraph-rsid="0017d811" style:font-name-asian="Noto Sans CJK KR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c06977" officeooo:paragraph-rsid="00c06977" style:font-name-asian="Noto Sans CJK KR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b44f7d" officeooo:paragraph-rsid="0017d811" style:font-name-asian="Noto Sans CJK KR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c2c262" officeooo:paragraph-rsid="00c2c262" style:font-name-asian="Noto Sans CJK KR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74b456" officeooo:paragraph-rsid="0074b456" style:font-name-asian="Noto Sans CJK KR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c734b3" officeooo:paragraph-rsid="00c87440" style:font-name-asian="Noto Sans CJK KR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c734b3" officeooo:paragraph-rsid="011f8184" style:font-name-asian="Noto Sans CJK KR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ca0d00" officeooo:paragraph-rsid="00ca0d00" style:font-name-asian="Noto Sans CJK KR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ca0d00" officeooo:paragraph-rsid="00f2430b" style:font-name-asian="Noto Sans CJK KR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cbf70d" officeooo:paragraph-rsid="00cbf70d" style:font-name-asian="Noto Sans CJK KR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cbf70d" officeooo:paragraph-rsid="00f2430b" style:font-name-asian="Noto Sans CJK KR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cbf70d" officeooo:paragraph-rsid="01041de1" style:font-name-asian="Noto Sans CJK KR" style:font-size-asian="8pt" style:font-weight-asian="normal" style:font-size-complex="8pt" style:font-weight-complex="normal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cd840b" officeooo:paragraph-rsid="00cd840b" style:font-name-asian="Noto Sans CJK KR" style:font-size-asian="8pt" style:font-weight-asian="normal" style:font-size-complex="8pt" style:font-weight-complex="normal"/>
    </style:style>
    <style:style style:name="P15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d0bfc3" officeooo:paragraph-rsid="00d0bfc3" style:font-name-asian="Noto Sans CJK KR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ddf90f" officeooo:paragraph-rsid="00ddf90f" style:font-name-asian="Noto Sans CJK KR" style:font-size-asian="8pt" style:font-weight-asian="normal" style:font-size-complex="8pt" style:font-weight-complex="normal"/>
    </style:style>
    <style:style style:name="P17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e9bc7e" officeooo:paragraph-rsid="00e9bc7e" style:font-name-asian="Noto Sans CJK KR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eec149" officeooo:paragraph-rsid="00eec149" style:font-name-asian="Noto Sans CJK KR" style:font-size-asian="8pt" style:font-weight-asian="normal" style:font-size-complex="8pt" style:font-weight-complex="normal"/>
    </style:style>
    <style:style style:name="P19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bold" officeooo:rsid="00cbf70d" officeooo:paragraph-rsid="00f2430b" style:font-name-asian="Noto Sans CJK KR" style:font-size-asian="8pt" style:font-weight-asian="bold" style:font-size-complex="8pt" style:font-weight-complex="bold"/>
    </style:style>
    <style:style style:name="T1" style:family="text">
      <style:text-properties officeooo:rsid="00c678fa"/>
    </style:style>
    <style:style style:name="T2" style:family="text">
      <style:text-properties officeooo:rsid="00da854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1f01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真相之Q覺醒與病毒超限戰</text:p>
      <text:p text:style-name="P2"/>
      <text:p text:style-name="P3">把水攪渾，讓人看不清，產出一堆垃圾把真相掩埋，甚至污名化之，這是最好的保密方法！結果是，即使把事實擺在你面前，你都不會相信，因爲你怕被嘲笑成神經病，這是深層政府的慣用伎倆！因爲它們完全控制了你的認知，因爲你的認知都是它們教給你的！</text:p>
      <text:p text:style-name="P3"/>
      <text:p text:style-name="P3">這個世界，太多笑話被一本正經地寫進教科書，而真相卻在呵呵中！</text:p>
      <text:p text:style-name="P3"/>
      <text:p text:style-name="P3">我也不知道自己還剩多少時間，也不知道這些文字信息還能在網絡上停留多久？！</text:p>
      <text:p text:style-name="P3"/>
      <text:p text:style-name="P3">只能讓一切隨緣！</text:p>
      <text:p text:style-name="P4"/>
      <text:p text:style-name="P4">這篇文章主要是關於以下幾點內容：</text:p>
      <text:p text:style-name="P4"/>
      <text:p text:style-name="P5">1. 被污名化，被滲透的Q覺醒組織！川普先生在任職期間，曾在記者會上比劃過Q，喜歡相信權威的人應該不用懷疑其存在的正義性了，一個總統，以他的情報，不會去搞陰謀論。而這場覺醒運動與外星人的真相有關！川普要求解密<text:span text:style-name="T1">51區與外星人的文件，不出意外地，被深層政府給拒絕了！</text:span></text:p>
      <text:p text:style-name="P5"/>
      <text:p text:style-name="P8">2. 病毒超限戰是深層政府對Q組織的一次無聲圍獵！這是一場人類與非人類的戰爭！更確切地說，是人類與克隆人（”外星人”鬼）的戰爭，俄羅斯前總理曾公開說過，“外星人”一直在我們周圍活動中，不是我們看不見，而是他們站在你面前，你卻不知道他們是克隆人，而且還可以讀你大腦。或許我們會像以前的智人一樣消失在地球上，取而代之的，是這種智商比我們都高的新興“人類”！川普在精選演講中說過，這是一場人類文明的戰爭，其決定了，人類文明是否還能繼續，如果深層政府贏了，其最終結果是單一的全球化的集權政府。每個人都將受控與無形的微波腦控鐵鏈之下，所有的反抗都將止於起心動念！</text:p>
      <text:p text:style-name="P7"/>
      <text:p text:style-name="P9">3. 談談宇宙模型與生命本質！应该是最形象理解以下几句话了。</text:p>
      <text:p text:style-name="P9">a. 《金刚经》曰：若见诸相非相，则见如来。</text:p>
      <text:p text:style-name="P11">b. 千年的笑话《圣经bubble》说：人生而有罪！</text:p>
      <text:p text:style-name="P11">c. <text:s/>佛曰：我不入地狱谁入地狱</text:p>
      <text:p text:style-name="P11">据网上说，Q觉醒运动与NASA有关，即和人类起源有关。这段被故意抹去的人类记忆！</text:p>
      <text:p text:style-name="P11"/>
      <text:p text:style-name="P11">UFO现象，实际是外星人在提醒人类：我们的宇宙是虚拟的！</text:p>
      <text:p text:style-name="P11"/>
      <text:p text:style-name="P14">4. 谈谈信息自由现状和解决方案！正如川普所言，我们这世界其实不是真正的新闻自由，而是被深层政府超控了我们所能接触的信息，包括教科书。君不见，多少科学家教授对当下全球强制推行的液体行动保持了沉默！君不见，川普作为一国总统，其言论都可以被封杀，更不用说那些被审查的大多数了！放过的都是一些无关痛痒的言论，来婊示他们是言论自由的平台！</text:p>
      <text:p text:style-name="P14"/>
      <text:p text:style-name="P15">5. 全球5G/6G微波脑控计划，及当下强制液体的人类神经细胞改造计划，其目的就是为了实现 全球5G/6G微波脑控计划。它们已经演示给我们看了其所谓的神奇之处，即neuralink演示的猴子大脑直接控制计算机游戏的无线脑机接口技术！这世界总有两条线，明线和暗线。明线告诉我们，这技术是为了服务残疾人！多么高尚有爱！谁敢反对，谁又有理由反对，就像没人有理由反对那些强制的液体一样。谁反对就是明星政治不正确了。而且还被污名化为阴谋论者！</text:p>
      <text:p text:style-name="P15"/>
      <text:p text:style-name="P15">但是常识告诉我们，残疾人的市场才多大，其购买力又多大？！常识也告诉我们，不受约束的资本是鳄鱼而不是慈善家！</text:p>
      <text:p text:style-name="P15"/>
      <text:p text:style-name="P15">好了，前面是概要，接下来逐个详细展开讲。</text:p>
      <text:p text:style-name="P15"/>
      <text:p text:style-name="P15">我想从第三点开始讲，即宇宙模型和生命本质。因为这个可以颠覆 你的很多认知，也更有助于理解其他几点。也是Q觉醒运动的核心。明白了这个，就诚如《金刚经》中所说的那样，可以真正地永远快乐，即使面对苦难也能转念，快乐地面对！</text:p>
      <text:p text:style-name="P15"/>
      <text:p text:style-name="P15">关于宇宙的本质，我觉得，《金刚经》和《心经》讲出了本质，而《圣经<text:span text:style-name="T2">bubble</text:span>》，就如其同名bubble所示，只是个流传了千年的洗脑和愚弄人类的笑话！耶稣就是个撒旦的祭品和克隆人的笑话！那个所谓的红海一分为二的奇迹，如果被证明是真有其事，那也只是又一个这世界是虚拟游戏的证据。这宇宙是虚拟的，超出了人类蚂蚁所能理解的虚拟游戏。古代的人无法更好地理解，但作为我们现代人，有了VR和AR，就相对容易理解了。</text:p>
      <text:p text:style-name="P15"/>
      <text:p text:style-name="P15">######</text:p>
      <text:p text:style-name="P11">这宇宙是虚拟世界的证据：</text:p>
      <text:p text:style-name="P11"/>
      <text:p text:style-name="P16">1. <text:s/>UFO。 人类相信一件事情，总是不免要权威，以及要多数人认同。可以理解，也可悲。因为我们的认知都是这么走过来的。但UFO现在已经得到美国政府官方承认了！所以我们无需再往阴谋论方面想了。我们来谈谈，它们的出现给人来带来了什么新的认知！</text:p>
      <text:p text:style-name="P16"/>
      <text:p text:style-name="P16">我们从美国政府披露的仅有的少数可怜的UFO信息中得知，它们可以任意轨迹飞行，任意出现或消失，没有任何声响，飞行速度之快，没有任何音障现象，也就是说，它虽然能被雷达探测到，但却奇迹般地不与任何地球物质发生作用。这不就是说明了，它们具有修改世界规律的超级权限么？就像游戏的作弊外挂一样。</text:p>
      <text:p text:style-name="P4"/>
      <text:p text:style-name="P4">所以，UFO是外星人给我们传递的一个信息，告诉我们要修改我们的认知，看清楚我们是谁，知道我们是说明东西！</text:p>
      <text:p text:style-name="P4"/>
      <text:p text:style-name="P4">如果世界是一个超级超级难以想象的VR（虚拟现实）游戏，我们是外星文明VR游戏中的人设！而UFO就是AR（增强现实），出现在这个世界，却不属于这个世界！</text:p>
      <text:p text:style-name="P4"/>
      <text:p text:style-name="P17">3. <text:s/>量子力学中的量子纠缠现象。两个处于量子纠缠中的一对物质A和B，不管相距有多远，只要改变A的状态，B也瞬间马上相应地改变状态。改变了被捧上人类科技神坛的科学家爱因<text:soft-page-break/>斯坦的光速不可超越的理论。而当我们接受世界是虚拟的现实时，这现象就很好理解了！</text:p>
      <text:p text:style-name="P17"/>
      <text:p text:style-name="P18">3. <text:s/>为何这个宇宙只有人类孤儿。其他文明的人为何藏起来了？！</text:p>
      <text:p text:style-name="P6">一个随机的宇宙大爆炸，如何能形成这么有数字规律的天体分布！？</text:p>
      <text:p text:style-name="P6"/>
      <text:p text:style-name="P6">把世界是虚拟的和下面这三句话结合理解，就能得到一个很好的宇宙真实模型。</text:p>
      <text:p text:style-name="P6"/>
      <text:p text:style-name="P10">a. 《金刚经》曰：若见诸相非相，则见如来。以及，菩提本无树，明镜亦非枱，本是無一物，何處惹塵埃！</text:p>
      <text:p text:style-name="P12">b. 千年的笑话《圣经bubble》说：人生而有罪！</text:p>
      <text:p text:style-name="P12">c. <text:s/>佛曰：我不入地狱谁入地狱</text:p>
      <text:p text:style-name="P12"/>
      <text:p text:style-name="P12">我們這世界有一個實體，爲之道，一種人類無法理解的超級超級計算機，有罪的外星人，接受懲罰時，以某種方式進入這個虛擬世界，獲得一個人設！而其真身，即本心，在這虛擬世界之外。因此有《聖經》所說的：人生而有罪。絕不是指吃了蘋果做了愛有罪！然而除了有罪的外星人需失去自由進入這個虛擬世界接受<text:span text:style-name="T3">思想改造</text:span>之外，有些神佛，所謂神佛，即使無罪的外星人，自願進入這個世界，來改造這個世界，拯救迷途的人類，所以有佛曰：我不如地獄，誰如地獄。我們這個世界，即地獄！也是人間！</text:p>
      <text:p text:style-name="P12"/>
      <text:p text:style-name="P19">所以到此，我們明白了，什麼是道，什麼是本心（真身），什麼是佛，什麼是人。</text:p>
      <text:p text:style-name="P12"/>
      <text:p text:style-name="P13">而我們常說的神或老天，則是死神（閻王），或是撒旦，它是這個道計算機的超級管理員，控制着這個物質世界的一切，包括人類的潛意識（慾望等等），人類很多無意思的起心動念，其實不是你以爲的你以爲，正如Q組織所言，這世界沒有偶然，全是安排。小至人的起心動念，大至一個國家的興亡。德國閃擊戰到莫斯科突遇大雪，不是偶然。所以老子在《道德經》中說，道作用於萬物，而萬物不覺知。</text:p>
      <text:p text:style-name="P13"/>
      <text:p text:style-name="P13">而道生一，一生二，二生三，又如何理解。一即爲神（撒旦），二爲人，撒旦決定了每個人的生死輪迴，三爲鬼（克隆人），是實際控制地球的力量，即深層政府，美國的美元和其他很多地方都有三角形的共濟會或光明會的標誌，撒旦自稱太陽神，控制着這隻神祕的力量。這世界的發展，就像一本全概率的天書，所有分支都在道計算機中算好了，人在這場思想改造的遊戲裏，要麼聽從道的安排，所以有各種預言，要麼就逆天而行，改變軌跡，即佛與魔的鬥爭！</text:p>
      <text:p text:style-name="P12"/>
      <text:p text:style-name="P12">道雖然主宰萬物，但唯獨，他控制不了人的心（自主意識，不是心臟），即佛的領域。人在不用心的時候，本質就是一個被吊線的有感知的傀儡。有一句話說，生命是一場感知。即爲此意！我們在虛擬世界的肉身是由潛意識和自主意識（本心，或者說是真身，又或者說是心）共同控制着。這世界身體內外都在進行着一場神佛與魔的較量！我們在這個世界的生活，就是一場真身的思想改造，像一部西行一樣，要面對各種誘惑和心魔。我們每個人都在用生命在玩遊戲，是一場修行！</text:p>
      <text:p text:style-name="P12"/>
      <text:p text:style-name="P12">道以某種機制或標準，決定了你是繼續六道輪迴，還是修行圓滿，讓真身的自由，即修心成佛！</text:p>
      <text:p text:style-name="P12"/>
      <text:p text:style-name="P12">所以大道真的很簡單，即：我們要在這世界裏，渡人渡己，修心成佛！也只有學會用心去感知這世界，才能獲得快樂，而不只是生命的快感。</text:p>
      <text:p text:style-name="P12"/>
      <text:p text:style-name="P12">我們每天都面臨着選擇，道既然能讓你忘記前世的記憶，自然也不會告訴你，每個選擇的代價。它能助你成魔，也能幫你成佛。一切都是自己的選擇！</text:p>
      <text:p text:style-name="P12"/>
      <text:p text:style-name="P12">如何理解生命的維度？一句話，是天外天。用計算機來幫助理解，就是最高維的外星人們（衆佛）有一臺性能很好的主機，其上有一個次高維的操作系統，然後次高維的操作系統上安裝了很多個虛擬機，即並行宇宙，而虛擬機中又不斷安裝更多的虛擬機，如此就出現了不同維度的生命。</text:p>
      <text:p text:style-name="P12"/>
      <text:p text:style-name="P12">我們每個人都肩負着覺醒的使命，讓更多的人知道道的真意，和生命的本質，這樣世界才會越來越好。</text:p>
      <text:p text:style-name="P12"/>
      <text:p text:style-name="P12">待續……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21T13:42:47.360359089</dc:date>
    <meta:editing-duration>PT7H15M13S</meta:editing-duration>
    <meta:editing-cycles>260</meta:editing-cycles>
    <meta:document-statistic meta:table-count="0" meta:image-count="0" meta:object-count="0" meta:page-count="2" meta:paragraph-count="44" meta:word-count="3365" meta:character-count="3465" meta:non-whitespace-character-count="3442"/>
  </office:meta>
</office:document-meta>
</file>